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ED3B5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0.2cm" svg:y="0.2cm" presentation:class="title" presentation:user-transformed="true">
          <draw:text-box>
            <text:p text:style-name="P1"><text:span text:style-name="T1">Cabot Florian | Ducry David | Morard Damien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user-transformed="true">
          <draw:text-box>
            <text:p><text:span text:style-name="T2">Project :</text:span></text:p>
            <text:p><text:span text:style-name="T2">Mobile Systems and Services</text:span></text:p>
            <text:p><text:span text:style-name="T3">  </text:span></text:p>
            <text:p><text:span text:style-name="T4">POI (Points of Interes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What's POI ?</text:span></text:p>
                <text:p><text:span text:style-name="T6"/></text:p>
              </text:list-item>
              <text:list-item>
                <text:p><text:span text:style-name="T6">What did we use ?</text:span></text:p>
                <text:list>
                  <text:list-item>
                    <text:p><text:span text:style-name="T6"><text:s/></text:span><text:span text:style-name="T6">API (google maps, google places...)</text:span></text:p>
                  </text:list-item>
                  <text:list-item>
                    <text:p><text:span text:style-name="T6">Sensors (Accelerometer, Magnetic Field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Example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METTRE UN SCREEN DE L ECRAN PRINCIP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General problems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Overwhelming at first :</text:span></text:p>
                <text:p><text:span text:style-name="T6">Execution control flow</text:span></text:p>
                <text:p><text:span text:style-name="T6">Project structure</text:span></text:p>
                <text:p><text:span text:style-name="T6">Management of API and Sens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graphic Dat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A Compléter par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ors and Camer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Rotation Sensor</text:p>
              </text:list-item>
              <text:list-item>
                <text:p>Camera + Overlay</text:p>
              </text:list-item>
              <text:list-item>
                <text:p>= Compass + Augmented Re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01cm" svg:y="0.894cm" presentation:class="title" presentation:user-transformed="true">
          <draw:text-box>
            <text:p><text:span text:style-name="T5">Specific problems</text:span><text:span text:style-name="T5"><text:line-break/></text:span><text:span text:style-name="T5">How did we solve them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Camera Resource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Handle Exceptions (lack of internet connection </text:p>
                <text:p>or sens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Autres idées de slide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Ajouter vos id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wallpaper1" xlink:href="Pictures/100000000000040000000300ED3B53D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3:27:23.09</meta:creation-date>
    <meta:generator>LibreOffice/4.2.8.2$Linux_X86_64 LibreOffice_project/420m0$Build-2</meta:generator>
    <dc:date>2016-12-20T05:31:49.994082541</dc:date>
    <meta:editing-duration>PT5H2M35S</meta:editing-duration>
    <meta:editing-cycles>68</meta:editing-cycles>
    <meta:document-statistic meta:object-count="57"/>
  </office:meta>
</office:document-meta>
</file>